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71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Area </text:p>
          </table:table-cell>
          <table:table-cell table:style-name="ce1" office:value-type="string" calcext:value-type="string">
            <text:p>Perimetro <text:s/></text:p>
          </table:table-cell>
          <table:table-cell table:style-name="ce1" office:value-type="string" calcext:value-type="string">
            <text:p>Raggio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6558.94" calcext:value-type="float">
            <text:p>16558,94</text:p>
          </table:table-cell>
          <table:table-cell table:style-name="ce1" office:value-type="float" office:value="456.16" calcext:value-type="float">
            <text:p>456,16</text:p>
          </table:table-cell>
          <table:table-cell table:style-name="ce1" office:value-type="float" office:value="72.6" calcext:value-type="float">
            <text:p>72,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27300.2" calcext:value-type="float">
            <text:p>27300,2</text:p>
          </table:table-cell>
          <table:table-cell table:style-name="ce1" office:value-type="float" office:value="585.72" calcext:value-type="float">
            <text:p>585,72</text:p>
          </table:table-cell>
          <table:table-cell table:style-name="ce1" office:value-type="float" office:value="93.22" calcext:value-type="float">
            <text:p>93,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31059.9" calcext:value-type="float">
            <text:p>31059,9</text:p>
          </table:table-cell>
          <table:table-cell table:style-name="ce1" office:value-type="float" office:value="624.75" calcext:value-type="float">
            <text:p>624,75</text:p>
          </table:table-cell>
          <table:table-cell table:style-name="ce1" office:value-type="float" office:value="99.43" calcext:value-type="float">
            <text:p>99,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41804.85" calcext:value-type="float">
            <text:p>41804,85</text:p>
          </table:table-cell>
          <table:table-cell table:style-name="ce1" office:value-type="float" office:value="724.8" calcext:value-type="float">
            <text:p>724,8</text:p>
          </table:table-cell>
          <table:table-cell table:style-name="ce1" office:value-type="float" office:value="115.36" calcext:value-type="float">
            <text:p>115,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45301.12" calcext:value-type="float">
            <text:p>45301,12</text:p>
          </table:table-cell>
          <table:table-cell table:style-name="ce1" office:value-type="float" office:value="754.5" calcext:value-type="float">
            <text:p>754,5</text:p>
          </table:table-cell>
          <table:table-cell table:style-name="ce1" office:value-type="float" office:value="120.08" calcext:value-type="float">
            <text:p>120,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55772.78" calcext:value-type="float">
            <text:p>55772,78</text:p>
          </table:table-cell>
          <table:table-cell table:style-name="ce1" office:value-type="float" office:value="837.17" calcext:value-type="float">
            <text:p>837,17</text:p>
          </table:table-cell>
          <table:table-cell table:style-name="ce1" office:value-type="float" office:value="133.24" calcext:value-type="float">
            <text:p>133,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58942.94" calcext:value-type="float">
            <text:p>58942,94</text:p>
          </table:table-cell>
          <table:table-cell table:style-name="ce1" office:value-type="float" office:value="860.64" calcext:value-type="float">
            <text:p>860,64</text:p>
          </table:table-cell>
          <table:table-cell table:style-name="ce1" office:value-type="float" office:value="136.97" calcext:value-type="float">
            <text:p>136,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69122.89" calcext:value-type="float">
            <text:p>69122,89</text:p>
          </table:table-cell>
          <table:table-cell table:style-name="ce1" office:value-type="float" office:value="932" calcext:value-type="float">
            <text:p>932</text:p>
          </table:table-cell>
          <table:table-cell table:style-name="ce1" office:value-type="float" office:value="148.33" calcext:value-type="float">
            <text:p>148,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72657.63" calcext:value-type="float">
            <text:p>72657,63</text:p>
          </table:table-cell>
          <table:table-cell table:style-name="ce1" office:value-type="float" office:value="955.53" calcext:value-type="float">
            <text:p>955,53</text:p>
          </table:table-cell>
          <table:table-cell table:style-name="ce1" office:value-type="float" office:value="152.08" calcext:value-type="float">
            <text:p>152,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82723.5" calcext:value-type="float">
            <text:p>82723,5</text:p>
          </table:table-cell>
          <table:table-cell table:style-name="ce1" office:value-type="float" office:value="1019.58" calcext:value-type="float">
            <text:p>1019,58</text:p>
          </table:table-cell>
          <table:table-cell table:style-name="ce1" office:value-type="float" office:value="162.27" calcext:value-type="float">
            <text:p>162,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86197.25" calcext:value-type="float">
            <text:p>86197,25</text:p>
          </table:table-cell>
          <table:table-cell table:style-name="ce1" office:value-type="float" office:value="1040.76" calcext:value-type="float">
            <text:p>1040,76</text:p>
          </table:table-cell>
          <table:table-cell table:style-name="ce1" office:value-type="float" office:value="165.64" calcext:value-type="float">
            <text:p>165,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95574.56" calcext:value-type="float">
            <text:p>95574,56</text:p>
          </table:table-cell>
          <table:table-cell table:style-name="ce1" office:value-type="float" office:value="1095.91" calcext:value-type="float">
            <text:p>1095,91</text:p>
          </table:table-cell>
          <table:table-cell table:style-name="ce1" office:value-type="float" office:value="174.42" calcext:value-type="float">
            <text:p>174,42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982.69" calcext:value-type="float">
            <text:p>17982,69</text:p>
          </table:table-cell>
          <table:table-cell office:value-type="float" office:value="475.37" calcext:value-type="float">
            <text:p>475,37</text:p>
          </table:table-cell>
          <table:table-cell office:value-type="float" office:value="75.66" calcext:value-type="float">
            <text:p>75,6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299.91" calcext:value-type="float">
            <text:p>20299,91</text:p>
          </table:table-cell>
          <table:table-cell office:value-type="float" office:value="505.07" calcext:value-type="float">
            <text:p>505,07</text:p>
          </table:table-cell>
          <table:table-cell office:value-type="float" office:value="80.38" calcext:value-type="float">
            <text:p>80,3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3543.22" calcext:value-type="float">
            <text:p>23543,22</text:p>
          </table:table-cell>
          <table:table-cell office:value-type="float" office:value="543.92" calcext:value-type="float">
            <text:p>543,92</text:p>
          </table:table-cell>
          <table:table-cell office:value-type="float" office:value="86.57" calcext:value-type="float">
            <text:p>86,5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6126.77" calcext:value-type="float">
            <text:p>26126,77</text:p>
          </table:table-cell>
          <table:table-cell office:value-type="float" office:value="572.99" calcext:value-type="float">
            <text:p>572,99</text:p>
          </table:table-cell>
          <table:table-cell office:value-type="float" office:value="91.19" calcext:value-type="float">
            <text:p>91,1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2125.65" calcext:value-type="float">
            <text:p>32125,65</text:p>
          </table:table-cell>
          <table:table-cell office:value-type="float" office:value="635.38" calcext:value-type="float">
            <text:p>635,38</text:p>
          </table:table-cell>
          <table:table-cell office:value-type="float" office:value="101.12" calcext:value-type="float">
            <text:p>101,1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4574.18" calcext:value-type="float">
            <text:p>34574,18</text:p>
          </table:table-cell>
          <table:table-cell office:value-type="float" office:value="659.14" calcext:value-type="float">
            <text:p>659,14</text:p>
          </table:table-cell>
          <table:table-cell office:value-type="float" office:value="104.91" calcext:value-type="float">
            <text:p>104,9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7802.69" calcext:value-type="float">
            <text:p>37802,69</text:p>
          </table:table-cell>
          <table:table-cell office:value-type="float" office:value="689.23" calcext:value-type="float">
            <text:p>689,23</text:p>
          </table:table-cell>
          <table:table-cell office:value-type="float" office:value="109.69" calcext:value-type="float">
            <text:p>109,6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0769.73" calcext:value-type="float">
            <text:p>40769,73</text:p>
          </table:table-cell>
          <table:table-cell office:value-type="float" office:value="715.77" calcext:value-type="float">
            <text:p>715,77</text:p>
          </table:table-cell>
          <table:table-cell office:value-type="float" office:value="113.92" calcext:value-type="float">
            <text:p>113,9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6034.1" calcext:value-type="float">
            <text:p>46034,1</text:p>
          </table:table-cell>
          <table:table-cell office:value-type="float" office:value="760.58" calcext:value-type="float">
            <text:p>760,58</text:p>
          </table:table-cell>
          <table:table-cell office:value-type="float" office:value="121.05" calcext:value-type="float">
            <text:p>121,05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875.69" calcext:value-type="float">
            <text:p>19875,69</text:p>
          </table:table-cell>
          <table:table-cell office:value-type="float" office:value="499.77" calcext:value-type="float">
            <text:p>499,77</text:p>
          </table:table-cell>
          <table:table-cell office:value-type="float" office:value="79.54" calcext:value-type="float">
            <text:p>79,5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248.78" calcext:value-type="float">
            <text:p>23248,78</text:p>
          </table:table-cell>
          <table:table-cell office:value-type="float" office:value="540.51" calcext:value-type="float">
            <text:p>540,51</text:p>
          </table:table-cell>
          <table:table-cell office:value-type="float" office:value="86.03" calcext:value-type="float">
            <text:p>86,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4298.36" calcext:value-type="float">
            <text:p>34298,36</text:p>
          </table:table-cell>
          <table:table-cell office:value-type="float" office:value="656.51" calcext:value-type="float">
            <text:p>656,51</text:p>
          </table:table-cell>
          <table:table-cell office:value-type="float" office:value="104.49" calcext:value-type="float">
            <text:p>104,4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7699.96" calcext:value-type="float">
            <text:p>37699,96</text:p>
          </table:table-cell>
          <table:table-cell office:value-type="float" office:value="688.3" calcext:value-type="float">
            <text:p>688,3</text:p>
          </table:table-cell>
          <table:table-cell office:value-type="float" office:value="109.55" calcext:value-type="float">
            <text:p>109,5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8283.98" calcext:value-type="float">
            <text:p>48283,98</text:p>
          </table:table-cell>
          <table:table-cell office:value-type="float" office:value="778.94" calcext:value-type="float">
            <text:p>778,94</text:p>
          </table:table-cell>
          <table:table-cell office:value-type="float" office:value="123.97" calcext:value-type="float">
            <text:p>123,9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2340.14" calcext:value-type="float">
            <text:p>52340,14</text:p>
          </table:table-cell>
          <table:table-cell office:value-type="float" office:value="811" calcext:value-type="float">
            <text:p>811</text:p>
          </table:table-cell>
          <table:table-cell office:value-type="float" office:value="129.08" calcext:value-type="float">
            <text:p>129,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2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4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5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5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7">00/00/0000</text:date>, <text:time style:data-style-name="N2" text:time-value="13:55:57.763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12:59:07.554000000</meta:creation-date>
    <meta:generator>LibreOffice/5.1.3.2$Windows_x86 LibreOffice_project/644e4637d1d8544fd9f56425bd6cec110e49301b</meta:generator>
    <dc:date>2019-02-17T14:00:42.941000000</dc:date>
    <meta:editing-duration>PT6M20S</meta:editing-duration>
    <meta:editing-cycles>2</meta:editing-cycles>
    <meta:document-statistic meta:table-count="1" meta:cell-count="111" meta:object-count="0"/>
  </office:meta>
</office:document-meta>
</file>